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8c39" officeooo:paragraph-rsid="00068c39"/>
    </style:style>
    <style:style style:name="P2" style:family="paragraph" style:parent-style-name="Standard">
      <style:text-properties officeooo:rsid="00068c39" officeooo:paragraph-rsid="00068c39" fo:background-color="#ffff00"/>
    </style:style>
    <style:style style:name="P3" style:family="paragraph" style:parent-style-name="Standard">
      <style:text-properties officeooo:rsid="0009697f" officeooo:paragraph-rsid="0009697f"/>
    </style:style>
    <style:style style:name="T1" style:family="text">
      <style:text-properties officeooo:rsid="000969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sult? { processtime: 8,</text:p>
      <text:p text:style-name="P3"><text:s text:c="2"/>counts: { input: 115, emit: 360, reduce: 40, output: 308 },</text:p>
      <text:p text:style-name="P3"><text:s text:c="2"/>timing: { mapTime: 2, emitLoop: 3, reduceTime: 4, mode: 'mixed', total: 8 } }</text:p>
      <text:p text:style-name="P1">{"_id":"🌠","value":["space"]} </text:p>
      <text:p text:style-name="P1">{"_id":"nextbevel","value":{"related":["3d photography","bevel"]}} </text:p>
      <text:p text:style-name="P1">{"_id":"bevel","value":{"related":["3d photography","nextbevel","paul","scan"]}} </text:p>
      <text:p text:style-name="P2">{"_id":"Scan","value":{"related":["Matter and Form","animal","bevel","character","dessert","matter and form","matterandform","paul","robot","scan"]}} </text:p>
      <text:p text:style-name="P2">{"_id":"scan","value":{"related":["Matter and Form","animal","bevel","character","dessert","matter and form","matterandform","paul","robot","small"]}} </text:p>
      <text:p text:style-name="P2">{"_id":"matter and form","value":{"related":["Matter and Form","scan","matterandform"]}} </text:p>
      <text:p text:style-name="P2">{"_id":"Matter and Form","value":{"related":["Scan","matter and form"]}} </text:p>
      <text:p text:style-name="P1">{"_id":"small","value":{"related":["animal","scan"]}} </text:p>
      <text:p text:style-name="P1">{"_id":"toy","value":{"related":["barney"]}} </text:p>
      <text:p text:style-name="P1">{"_id":"hair","value":{"related":["bear","colourful","elastics","fun"]}} </text:p>
      <text:p text:style-name="P1">{"_id":"hat","value":{"related":["bear","colourful","elastics","fun"]}} </text:p>
      <text:p text:style-name="P1">{"_id":"paul","value":{"related":["bevel","matterandform","scan","sword"]}} </text:p>
      <text:p text:style-name="P1">{"_id":"3d photography","value":{"related":["bevel","nextbevel"]}} </text:p>
      <text:p text:style-name="P1">{"_id":"zelda","value":{"related":["blender"]}} </text:p>
      <text:p text:style-name="P1">{"_id":"robot","value":{"related":["blender","character","scan"]}} </text:p>
      <text:p text:style-name="P1">{"_id":"character","value":{"related":["blender","robot","scan"]}} </text:p>
      <text:p text:style-name="P1">{"_id":"track","value":{"related":["caribou","music"]}} </text:p>
      <text:p text:style-name="P1">{"_id":"music","value":{"related":["caribou","track"]}} </text:p>
      <text:p text:style-name="P1">{"_id":"blender","value":{"related":["character","robot","zelda"]}} </text:p>
      <text:p text:style-name="P1">{"_id":"fun","value":{"related":["colourful","elastics","hair"]}} </text:p>
      <text:p text:style-name="P1">{"_id":"elastics","value":{"related":["colourful","fun","hair"]}} </text:p>
      <text:p text:style-name="P1">{"_id":"colourful","value":{"related":["elastics","fun","hair"]}} </text:p>
      <text:p text:style-name="P1">{"_id":"bear","value":{"related":["hat"]}} </text:p>
      <text:p text:style-name="P2">{"_id":"matterandform","value":{"related":["matter and form","paul","scan","sword"]}} </text:p>
      <text:p text:style-name="P1">{"_id":"sword","value":{"related":["matterandform","paul"]}} </text:p>
      <text:p text:style-name="P1">{"_id":"sculture","value":{"related":["mushroom"]}} </text:p>
      <text:p text:style-name="P1">{"_id":"caribou","value":{"related":["music","track"]}} </text:p>
      <text:p text:style-name="P1">{"_id":"space","value":{"related":["nasa","probe","spaaaaace","voyager","🌠"]}} </text:p>
      <text:p text:style-name="P1">{"_id":"sesame street","value":{"related":["oscar the grouch"]}} </text:p>
      <text:p text:style-name="P1">{"_id":"dessert","value":{"related":["scan"]}} </text:p>
      <text:p text:style-name="P1">{"_id":"animal","value":{"related":["scan","small"]}} </text:p>
      <text:p text:style-name="P1">{"_id":"mushroom","value":{"related":["sculture"]}} </text:p>
      <text:p text:style-name="P1">{"_id":"oscar the grouch","value":{"related":["sesame street"]}} </text:p>
      <text:p text:style-name="P1">{"_id":"nasa","value":{"related":["space"]}} </text:p>
      <text:p text:style-name="P1">{"_id":"probe","value":{"related":["space"]}} </text:p>
      <text:p text:style-name="P1">{"_id":"spaaaaace","value":{"related":["space"]}} </text:p>
      <text:p text:style-name="P1">{"_id":"voyager","value":{"related":["space"]}} </text:p>
      <text:p text:style-name="P1">{"_id":"barney","value":{"related":["toy"]}} </text:p>
      <text:p text:style-name="P1">mapReduce: <text:span text:style-name="T1">160ms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2T11:41:33.162064034</meta:creation-date>
    <dc:date>2015-08-12T12:48:47.541960054</dc:date>
    <meta:editing-duration>PT31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42" meta:word-count="96" meta:character-count="2667" meta:non-whitespace-character-count="2567"/>
  </office:meta>
</office:document-meta>
</file>